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hat is the first instruction in a Dockerfile? </text:p>
      <text:p text:style-name="Standard"/>
      <text:p text:style-name="Standard">RUN</text:p>
      <text:p text:style-name="Standard">PATH</text:p>
      <text:p text:style-name="Standard">CP</text:p>
      <text:p text:style-name="P1">FROM</text:p>
      <text:p text:style-name="P1"/>
      <text:p text:style-name="P2">What is the lightest weight Linux distribution for containers? </text:p>
      <text:p text:style-name="P2"/>
      <text:p text:style-name="P2">Ubuntu</text:p>
      <text:p text:style-name="P1">Alpine</text:p>
      <text:p text:style-name="P2">Debian</text:p>
      <text:p text:style-name="P2">Centos</text:p>
      <text:p text:style-name="P2"/>
      <text:p text:style-name="P2"/>
      <text:p text:style-name="P2"/>
      <text:p text:style-name="P2">What command do you use to build a Dockerfile? </text:p>
      <text:p text:style-name="P2"/>
      <text:p text:style-name="P2">Docker run</text:p>
      <text:p text:style-name="P1">Docker build</text:p>
      <text:p text:style-name="P2">Docker im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9-02T20:52:51.309000000</dc:date>
    <meta:editing-duration>PT2M20S</meta:editing-duration>
    <meta:editing-cycles>1</meta:editing-cycles>
    <meta:document-statistic meta:table-count="0" meta:image-count="0" meta:object-count="0" meta:page-count="1" meta:paragraph-count="14" meta:word-count="40" meta:character-count="228" meta:non-whitespace-character-count="199"/>
  </office:meta>
</office:document-meta>
</file>